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tab/><text:tab/><text:tab/><text:tab/></text:span><text:span text:style-name="T2">Derek's Characters</text:span></text:p>
      <text:p text:style-name="P1"><text:span text:style-name="T2">Ava:<text:s/></text:span><text:span text:style-name="T3">Highest ranking rivals the strongest players, however she is very carefree and does not show off her power if she does not need to. She does not mind partying with low ranking players, she is just in it for the fun. Has absolute zero interest in romance. She is not known in the lower ranks because she does not advertise her accomplishments, she is only known in the higher rankings. She likes to be unknown and pretend to be low ranking. She enjoys watching others strive to be high ranking since it reminds her of herself when she was once low ranking.</text:span></text:p>
      <text:p text:style-name="P1"><text:span text:style-name="T3"/></text:p>
      <text:p text:style-name="P1"><text:span text:style-name="T3"/></text:p>
      <text:p text:style-name="P1"><text:span text:style-name="T4">Defense against the scum arts teacher</text:span><text:span text:style-name="T5">: Teaches students how to defend agains cheesy tactics that opponents will use against you. He goes over fundamentals of defense and also gimmicks that opponents like to use. The thought process behind them and why people use such tactics and how relying on gimmicks will hinder one's growth.</text:span></text:p>
      <text:p text:style-name="P1"><text:span text:style-name="T6">Backstory:</text:span><text:span text:style-name="T7"><text:s/>Through his experiences, a lot of his opponents used dirty tricks against him and as a result his body has sustained a bunch of scars. Through constant struggle and mistakes, he has developed a hatred towards "scummy" tactics and believes it to be dishonorable. However, he recognizes it as a legit strategy and wants to help others defend against it.</text:span></text:p>
      <text:p text:style-name="P1"><text:span text:style-name="T7"/></text:p>
      <text:p text:style-name="P1"><text:span text:style-name="T7"/></text:p>
      <text:p text:style-name="P1"><text:span text:style-name="T8">Rush down King teacher</text:span><text:span text:style-name="T9">: Only cares about offense. Believes if you're opponent is defeated you do not need to defend at all. Has strong presence.</text:span></text:p>
      <text:p text:style-name="P1"><text:span text:style-name="T10">Personality</text:span><text:span text:style-name="T11">: Bold, a lilttle bit impatient, aggressive, hot headed, reckless at times.</text:span></text:p>
      <text:p text:style-name="P1"><text:span text:style-name="T12">Backstory</text:span><text:span text:style-name="T13">: Always lost to patient people that waited for opponents to make mistakes. He got so frustrated with it that he trained very hard to crack all forms of defense. Very good at pressuring oppoenents and making them crack and make mistakes.</text:span><text:span text:style-name="T14"/></text:p>
      <text:p text:style-name="P1"><text:span text:style-name="T15"/></text:p>
      <text:p text:style-name="P1"><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